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Arial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tic Hydroponic Gardener</text:p>
      <text:p text:style-name="P3">Abstract</text:p>
      <text:p text:style-name="P2"><text:tab/>This project achieves the task of automatic hydroponic gardening through the use of the ESP32 and its wireless capabiliti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1S</meta:editing-duration>
    <meta:editing-cycles>3</meta:editing-cycles>
    <meta:generator>OpenOffice/4.1.5$Win32 OpenOffice.org_project/415m1$Build-9789</meta:generator>
    <dc:date>2020-05-26T13:44:53.34</dc:date>
    <meta:document-statistic meta:table-count="0" meta:image-count="0" meta:object-count="0" meta:page-count="3" meta:paragraph-count="3" meta:word-count="23" meta:character-count="162"/>
    <dc:creator>Geeoon Chung</dc:creator>
    <meta:user-defined meta:name="Info 1"/>
    <meta:user-defined meta:name="Info 2"/>
    <meta:user-defined meta:name="Info 3"/>
    <meta:user-defined meta:name="Info 4"/>
  </office:meta>
</office:document-meta>
</file>